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72bf44" fo:border="none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ackground-color="#666666" fo:border="none"/>
    </style:style>
    <style:style style:name="ce10" style:family="table-cell" style:parent-style-name="Default">
      <style:table-cell-properties fo:background-color="#f58220" fo:border="none"/>
    </style:style>
    <style:style style:name="ce12" style:family="table-cell" style:parent-style-name="Default">
      <style:table-cell-properties fo:border-bottom="0.06pt solid #000000" fo:background-color="#666666" fo:border-left="none" fo:border-right="none" fo:border-top="none"/>
    </style:style>
    <style:style style:name="ce33" style:family="table-cell" style:parent-style-name="Default">
      <style:table-cell-properties fo:background-color="#72bf44"/>
    </style:style>
    <style:style style:name="ce13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25" table:style-name="ce11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97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13" table:style-name="ce10" office:value-type="float" office:value="3" calcext:value-type="float">
            <text:p>3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21" table:style-name="ce27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21" table:style-name="ce2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 table:style-name="ce1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1" table:style-name="ce2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8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2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13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15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3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27" office:value-type="float" office:value="0" calcext:value-type="float">
            <text:p>0</text:p>
          </table:table-cell>
          <table:table-cell table:number-columns-repeated="8" table:style-name="ce11" office:value-type="float" office:value="2" calcext:value-type="float">
            <text:p>2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0"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2" table:style-name="ce27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4" table:style-name="ce27" office:value-type="float" office:value="0" calcext:value-type="float">
            <text:p>0</text:p>
          </table:table-cell>
          <table:table-cell table:number-columns-repeated="15" table:style-name="ce10" office:value-type="float" office:value="3" calcext:value-type="float">
            <text:p>3</text:p>
          </table:table-cell>
          <table:table-cell table:number-columns-repeated="7" table:style-name="ce2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23" table:style-name="ce27" office:value-type="float" office:value="0" calcext:value-type="float">
            <text:p>0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1" table:style-name="ce27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0"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8" table:style-name="ce11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number-columns-repeated="19" table:style-name="ce27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number-columns-repeated="8" table:style-name="ce27" office:value-type="float" office:value="0" calcext:value-type="float">
            <text:p>0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6:46:44.055015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12:58.149853023</meta:creation-date>
    <dc:date>2018-11-07T17:17:51.286263557</dc:date>
    <meta:editing-duration>PT29M3S</meta:editing-duration>
    <meta:editing-cycles>2</meta:editing-cycles>
    <meta:generator>LibreOffice/6.0.6.2$Linux_X86_64 LibreOffice_project/00m0$Build-2</meta:generator>
    <meta:document-statistic meta:table-count="1" meta:cell-count="2554" meta:object-count="0"/>
  </office:meta>
</office:document-meta>
</file>